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lgerian" fo:font-size="28pt" style:font-size-asian="28pt" style:font-size-complex="28pt"/>
    </style:style>
    <style:style style:name="P2" style:parent-style-name="Normal" style:family="paragraph">
      <style:text-properties style:font-name="Algerian" fo:font-size="16pt" style:font-size-asian="16pt" style:font-size-complex="16pt"/>
    </style:style>
    <style:style style:name="P3" style:parent-style-name="Normal" style:family="paragraph">
      <style:text-properties style:font-name="Arial" style:font-name-complex="Arial" fo:font-size="14pt" style:font-size-asian="14pt" style:font-size-complex="14pt"/>
    </style:style>
    <style:style style:name="P4" style:parent-style-name="Normal" style:family="paragraph">
      <style:text-properties style:font-name="Arial" style:font-name-complex="Arial" fo:font-size="14pt" style:font-size-asian="14pt" style:font-size-complex="14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P7" style:parent-style-name="Normal" style:family="paragraph">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P9" style:parent-style-name="Normal" style:family="paragraph">
      <style:text-properties style:font-name="Arial" style:font-name-complex="Arial" fo:font-size="14pt" style:font-size-asian="14pt" style:font-size-complex="14pt"/>
    </style:style>
    <style:style style:name="P10" style:parent-style-name="Normal" style:family="paragraph">
      <style:text-properties style:font-name="Arial" style:font-name-complex="Arial" fo:font-size="14pt" style:font-size-asian="14pt" style:font-size-complex="14pt"/>
    </style:style>
    <style:style style:name="T11" style:parent-style-name="DefaultParagraphFont" style:family="text">
      <style:text-properties style:font-name="Algerian" style:font-name-complex="Arial" fo:font-size="28pt" style:font-size-asian="28pt" style:font-size-complex="28pt"/>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P17" style:parent-style-name="Normal" style:family="paragraph">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size="14pt" style:font-size-asian="14pt" style:font-size-complex="14pt"/>
    </style:style>
    <style:style style:name="P20" style:parent-style-name="Normal" style:family="paragraph">
      <style:text-properties style:font-name="Arial" style:font-name-complex="Arial" fo:font-size="14pt" style:font-size-asian="14pt" style:font-size-complex="14pt"/>
    </style:style>
    <style:style style:name="P21" style:parent-style-name="Normal" style:family="paragraph">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P26" style:parent-style-name="Normal" style:family="paragraph">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DefaultParagraphFont" style:family="text">
      <style:text-properties style:font-name="Arial" style:font-name-complex="Arial" fo:font-size="14pt" style:font-size-asian="14pt" style:font-size-complex="14pt"/>
    </style:style>
  </office:automatic-styles>
  <office:body>
    <office:text text:use-soft-page-breaks="true">
      <text:p text:style-name="P1">how to use gitHub in a group</text:p>
      <text:p text:style-name="P2"/>
      <text:p text:style-name="P3">GitHub is a web-based platform that allows multiple users to collaborate and work on a project together.<text:s/></text:p>
      <text:p text:style-name="P4">To use GitHub in a group, you can create a repository for the project and invite other users to collaborate.<text:s/></text:p>
      <text:p text:style-name="P5">They will then be able to clone the repository, make changes, and submit pull requests for the project.<text:s/></text:p>
      <text:p text:style-name="P6">You can also assign roles and permissions to group members, such as admin, write, or read access.<text:s/></text:p>
      <text:p text:style-name="P7">Additionally, you can use GitHub's built-in tools for communication, such as issues and pull requests, to discuss and review changes with the group.</text:p>
      <text:p text:style-name="P8"/>
      <text:p text:style-name="P9"/>
      <text:p text:style-name="P10"/>
      <text:p text:style-name="Normal"><text:span text:style-name="T11">how we use github in group</text:span></text:p>
      <text:p text:style-name="P12"/>
      <text:p text:style-name="P13">Here are some steps on how to use GitHub in a group:</text:p>
      <text:p text:style-name="P14"/>
      <text:p text:style-name="P15">Create a repository for the project: Go to GitHub and create a new repository for the project. This will be the central location where everyone in the group can access the code and collaborate on it.</text:p>
      <text:p text:style-name="P16"/>
      <text:p text:style-name="P17">Invite group members: Once the repository is created, you can invite other users to collaborate on the project. This can be done by going to the settings of the repository and clicking on "Collaborators."</text:p>
      <text:p text:style-name="P18"/>
      <text:p text:style-name="P19">Assign roles and permissions: You can assign different roles and permissions to group members, such as admin, write, or read access. This can be done through the settings of the repository.</text:p>
      <text:p text:style-name="P20"/>
      <text:p text:style-name="P21">Clone the repository: Each group member should clone the repository to their local machine. This will allow them to make changes and submit them to the repository.</text:p>
      <text:p text:style-name="P22"/>
      <text:p text:style-name="P23">Work on the project: Group members can now begin working on the project. They can make changes to the code and submit them through pull requests.</text:p>
      <text:p text:style-name="P24"/>
      <text:p text:style-name="P25">Review and merge changes: Group members can review and discuss changes with the group through issues and pull requests. Once changes are approved, they can be merged into the main branch of the repository.</text:p>
      <text:p text:style-name="P26"/>
      <text:p text:style-name="P27">Communicate and Coordinate: Use the built-in tools like issues, and project in Github to communicate and coordinate with the group.</text:p>
      <text:p text:style-name="P28"/>
      <text:p text:style-name="Normal"><text:span text:style-name="T29">By following these steps, you can use GitHub as a collaborative platform to work on a group project with multiple memb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sract</meta:initial-creator>
    <dc:creator>Tessract</dc:creator>
    <meta:creation-date>2023-01-23T06:03:00Z</meta:creation-date>
    <dc:date>2023-01-23T06:03:00Z</dc:date>
    <meta:template xlink:href="Normal" xlink:type="simple"/>
    <meta:editing-cycles>2</meta:editing-cycles>
    <meta:editing-duration>PT0S</meta:editing-duration>
    <meta:document-statistic meta:page-count="2" meta:paragraph-count="4" meta:word-count="307" meta:character-count="2053" meta:row-count="14" meta:non-whitespace-character-count="1750"/>
  </office:meta>
</office:document-meta>
</file>